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ot Process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Diagram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ystem Bios <text:s/></text:p>
              </text:list-item>
              <text:list-item>
                <text:p><text:s/>bootasm.S <text:s text:c="2"/></text:p>
              </text:list-item>
              <text:list-item>
                <text:p>bootmain.c <text:s text:c="2"/></text:p>
              </text:list-item>
              <text:list-item>
                <text:p><text:s/>entry.S <text:s/></text:p>
              </text:list-item>
              <text:list-item>
                <text:p><text:s/>main.c <text:s text:c="2"/></text:p>
              </text:list-item>
            </text:list>
          </draw:text-box>
        </draw:frame>
        <draw:connector draw:style-name="gr2" draw:text-style-name="P1" draw:layer="layout" draw:type="line" svg:x1="7.276cm" svg:y1="12.319cm" svg:x2="7.152cm" svg:y2="15.709cm" svg:d="m7276 12319-124 3390">
          <text:p/>
        </draw:connector>
        <draw:custom-shape draw:style-name="gr3" draw:text-style-name="P1" draw:layer="layout" svg:width="4.6cm" svg:height="2.2cm" svg:x="8.4cm" svg:y="13cm">
          <text:p text:style-name="P1">Kerne imag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261cm" svg:y1="8.723cm" svg:x2="8.93cm" svg:y2="11.451cm" svg:d="m9261 8723-331 2728">
          <text:p/>
        </draw:connector>
        <draw:custom-shape draw:style-name="gr3" draw:text-style-name="P1" draw:layer="layout" svg:width="4.2cm" svg:height="2.4cm" svg:x="10.6cm" svg:y="8.6cm">
          <text:p text:style-name="P1">Bootloader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6cm" svg:y="0.6cm" presentation:class="title" presentation:user-transformed="true">
          <draw:text-box>
            <text:p>System Bio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Initialization of hardware POST &amp; also wakeup bios of other devices.</text:p>
              </text:list-item>
              <text:list-item>
                <text:p><text:s/>Find boot device, pick up first sector form it puts in ram at PA 0x7c00 and starts executing in real mode with %cs=0 %ip=7c0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asm.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ootasm.S starts in 16-bit real mode and leaves in 32-bit protected mode with no hardware paging enabled</text:p>
              </text:list-item>
              <text:list-item>
                <text:p>Initial taks to land in 32 bit mode</text:p>
              </text:list-item>
              <text:list-item>
                <text:p>Call bootmain() in bootmain.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tmain.c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ootmain() loads an ELF kernel image from the disk starting at sector 1 and then jumps to the kernel entry routine. {i.e entry() }</text:p>
              </text:list-item>
              <text:list-item>
                <text:p>Actually reads first sector of hard disk loads the image there located at physical address 2 MB</text:p>
              </text:list-item>
              <text:list-item>
                <text:p>Control transfers to entry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5T09:50:52</meta:creation-date>
    <meta:editing-duration>PT37M42S</meta:editing-duration>
    <meta:editing-cycles>3</meta:editing-cycles>
    <meta:generator>LibreOffice/3.5$Linux_x86 LibreOffice_project/350m1$Build-2</meta:generator>
    <meta:initial-creator>Prashant </meta:initial-creator>
    <dc:date>2013-06-05T10:56:42</dc:date>
    <dc:creator>Prashant </dc:creator>
    <meta:document-statistic meta:object-count="45"/>
  </office:meta>
</office:document-meta>
</file>